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3" style:parent-style-name="Standard" style:family="paragraph">
      <style:paragraph-properties fo:text-align="justify"/>
    </style:style>
    <style:style style:name="T4" style:parent-style-name="Fuentedepárrafopredeter." style:family="text">
      <style:text-properties style:font-name="Times New Roman"/>
    </style:style>
    <style:style style:name="T5" style:parent-style-name="Fuentedepárrafopredeter." style:family="text">
      <style:text-properties style:font-name="Times New Roman"/>
    </style:style>
    <style:style style:name="T6" style:parent-style-name="Fuentedepárrafopredeter." style:family="text">
      <style:text-properties style:font-name="Times New Roman" fo:font-weight="bold" style:font-weight-asian="bold"/>
    </style:style>
    <style:style style:name="P7" style:parent-style-name="Standard" style:family="paragraph">
      <style:paragraph-properties fo:text-align="justify"/>
      <style:text-properties style:font-name="Times New Roman" fo:font-weight="bold" style:font-weight-asian="bold"/>
    </style:style>
    <style:style style:name="TableColumn9" style:family="table-column">
      <style:table-column-properties style:column-width="2.2305in" style:use-optimal-column-width="false"/>
    </style:style>
    <style:style style:name="TableColumn10" style:family="table-column">
      <style:table-column-properties style:column-width="2.2312in" style:use-optimal-column-width="false"/>
    </style:style>
    <style:style style:name="TableColumn11" style:family="table-column">
      <style:table-column-properties style:column-width="2.2312in" style:use-optimal-column-width="false"/>
    </style:style>
    <style:style style:name="Table8" style:family="table">
      <style:table-properties style:width="6.693in" fo:margin-left="0.0312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justify"/>
      <style:text-properties style:font-weight-complex="bold"/>
    </style:style>
    <style:style style:name="TableCell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justify"/>
    </style:style>
    <style:style style:name="TableCell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justify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ell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justify"/>
    </style:style>
    <style:style style:name="TableCell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justify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justify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justify"/>
    </style:style>
    <style:style style:name="TableCell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justify"/>
    </style:style>
    <style:style style:name="P36" style:parent-style-name="Standard" style:family="paragraph">
      <style:paragraph-properties fo:text-align="justify"/>
      <style:text-properties style:font-name="Times New Roman" fo:font-weight="bold" style:font-weight-asian="bold"/>
    </style:style>
    <style:style style:name="TableColumn38" style:family="table-column">
      <style:table-column-properties style:column-width="2.2305in" style:use-optimal-column-width="false"/>
    </style:style>
    <style:style style:name="TableColumn39" style:family="table-column">
      <style:table-column-properties style:column-width="2.2312in" style:use-optimal-column-width="false"/>
    </style:style>
    <style:style style:name="TableColumn40" style:family="table-column">
      <style:table-column-properties style:column-width="2.2312in" style:use-optimal-column-width="false"/>
    </style:style>
    <style:style style:name="Table37" style:family="table">
      <style:table-properties style:width="6.693in" fo:margin-left="0.0312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justify"/>
    </style:style>
    <style:style style:name="TableCell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justify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justify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justify"/>
    </style:style>
    <style:style style:name="TableCell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justify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justify"/>
    </style:style>
    <style:style style:name="T61" style:parent-style-name="Fuentedepárrafopredeter." style:family="text">
      <style:text-properties style:font-name="Wingdings" style:font-name-asian="Wingdings" style:font-name-complex="Wingdings"/>
    </style:style>
    <style:style style:name="T62" style:parent-style-name="Fuentedepárrafopredeter." style:family="text">
      <style:text-properties fo:font-weight="bold" style:font-weight-asian="bold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justify"/>
    </style:style>
    <style:style style:name="TableCell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</style:style>
    <style:style style:name="P67" style:parent-style-name="Standard" style:family="paragraph">
      <style:paragraph-properties fo:text-align="justify"/>
      <style:text-properties style:font-name="Times New Roman" fo:font-weight="bold" style:font-weight-asian="bold"/>
    </style:style>
    <style:style style:name="TableColumn69" style:family="table-column">
      <style:table-column-properties style:column-width="2.2305in" style:use-optimal-column-width="false"/>
    </style:style>
    <style:style style:name="TableColumn70" style:family="table-column">
      <style:table-column-properties style:column-width="2.2312in" style:use-optimal-column-width="false"/>
    </style:style>
    <style:style style:name="TableColumn71" style:family="table-column">
      <style:table-column-properties style:column-width="2.2312in" style:use-optimal-column-width="false"/>
    </style:style>
    <style:style style:name="Table68" style:family="table">
      <style:table-properties style:width="6.693in" fo:margin-left="0.0312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</style:style>
    <style:style style:name="TableCell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</style:style>
    <style:style style:name="TableCell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</style:style>
    <style:style style:name="TableCell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</style:style>
    <style:style style:name="P96" style:parent-style-name="Standard" style:family="paragraph">
      <style:paragraph-properties fo:text-align="justify"/>
      <style:text-properties style:font-name="Times New Roman" fo:font-weight="bold" style:font-weight-asian="bold"/>
    </style:style>
    <style:style style:name="TableColumn98" style:family="table-column">
      <style:table-column-properties style:column-width="2.2305in" style:use-optimal-column-width="false"/>
    </style:style>
    <style:style style:name="TableColumn99" style:family="table-column">
      <style:table-column-properties style:column-width="2.2312in" style:use-optimal-column-width="false"/>
    </style:style>
    <style:style style:name="TableColumn100" style:family="table-column">
      <style:table-column-properties style:column-width="2.2312in" style:use-optimal-column-width="false"/>
    </style:style>
    <style:style style:name="Table97" style:family="table">
      <style:table-properties style:width="6.693in" fo:margin-left="0.0312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</style:style>
    <style:style style:name="TableCell1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</style:style>
    <style:style style:name="TableCell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</style:style>
    <style:style style:name="TableCell1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</style:style>
    <style:style style:name="TableCell1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</style:style>
    <style:style style:name="TableCell1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</style:style>
    <style:style style:name="TableRow125" style:family="table-row">
      <style:table-row-properties style:min-row-height="0.3in"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</style:style>
    <style:style style:name="TableCell1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</style:style>
    <style:style style:name="TableCell1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</style:style>
    <style:style style:name="P132" style:parent-style-name="Standard" style:family="paragraph">
      <style:paragraph-properties fo:text-align="justify"/>
      <style:text-properties style:font-name="Times New Roman" fo:font-weight="bold" style:font-weight-asian="bold"/>
    </style:style>
    <style:style style:name="P133" style:parent-style-name="Standard" style:family="paragraph">
      <style:paragraph-properties fo:text-align="justify"/>
      <style:text-properties style:font-name="Times New Roman" fo:font-weight="bold" style:font-weight-asian="bold"/>
    </style:style>
    <style:style style:name="TableColumn135" style:family="table-column">
      <style:table-column-properties style:column-width="2.2305in" style:use-optimal-column-width="false"/>
    </style:style>
    <style:style style:name="TableColumn136" style:family="table-column">
      <style:table-column-properties style:column-width="2.2312in" style:use-optimal-column-width="false"/>
    </style:style>
    <style:style style:name="TableColumn137" style:family="table-column">
      <style:table-column-properties style:column-width="2.2312in" style:use-optimal-column-width="false"/>
    </style:style>
    <style:style style:name="Table134" style:family="table">
      <style:table-properties style:width="6.693in" fo:margin-left="0.0312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</style:style>
    <style:style style:name="T144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5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6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147" style:parent-style-name="Fuentedepárrafopredeter." style:family="text">
      <style:text-properties fo:font-weight="bold" style:font-weight-asian="bold" style:font-weight-complex="bold"/>
    </style:style>
    <style:style style:name="TableCell1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</style:style>
    <style:style style:name="TableCell1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</style:style>
    <style:style style:name="T155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6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7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158" style:parent-style-name="Fuentedepárrafopredeter." style:family="text">
      <style:text-properties fo:font-weight="bold" style:font-weight-asian="bold" style:font-weight-complex="bold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</style:style>
    <style:style style:name="TableCell1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</style:style>
    <style:style style:name="TableCell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</style:style>
    <style:style style:name="TableCell1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</style:style>
    <style:style style:name="P170" style:parent-style-name="Standard" style:family="paragraph">
      <style:paragraph-properties fo:text-align="justify"/>
      <style:text-properties style:font-name="Times New Roman" fo:font-weight="bold" style:font-weight-asian="bold"/>
    </style:style>
    <style:style style:name="TableColumn172" style:family="table-column">
      <style:table-column-properties style:column-width="2.2305in" style:use-optimal-column-width="false"/>
    </style:style>
    <style:style style:name="TableColumn173" style:family="table-column">
      <style:table-column-properties style:column-width="2.2312in" style:use-optimal-column-width="false"/>
    </style:style>
    <style:style style:name="TableColumn174" style:family="table-column">
      <style:table-column-properties style:column-width="2.2312in" style:use-optimal-column-width="false"/>
    </style:style>
    <style:style style:name="Table171" style:family="table">
      <style:table-properties style:width="6.693in" fo:margin-left="0.0312in" table:align="lef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</style:style>
    <style:style style:name="T181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2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3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184" style:parent-style-name="Fuentedepárrafopredeter." style:family="text">
      <style:text-properties fo:font-weight="bold" style:font-weight-asian="bold" style:font-weight-complex="bold"/>
    </style:style>
    <style:style style:name="TableCell1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</style:style>
    <style:style style:name="TableCell1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</style:style>
    <style:style style:name="T192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3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4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195" style:parent-style-name="Fuentedepárrafopredeter." style:family="text">
      <style:text-properties fo:font-weight="bold" style:font-weight-asian="bold" style:font-weight-complex="bold"/>
    </style:style>
    <style:style style:name="TableCell1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</style:style>
    <style:style style:name="TableCell1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</style:style>
    <style:style style:name="T203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4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5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206" style:parent-style-name="Fuentedepárrafopredeter." style:family="text">
      <style:text-properties fo:font-weight="bold" style:font-weight-asian="bold" style:font-weight-complex="bold"/>
    </style:style>
    <style:style style:name="TableCell2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</style:style>
    <style:style style:name="TableCell2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</style:style>
    <style:style style:name="TableCell2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</style:style>
    <style:style style:name="TableCell2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</style:style>
    <style:style style:name="TableCell2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</style:style>
    <style:style style:name="P225" style:parent-style-name="Standard" style:family="paragraph">
      <style:paragraph-properties fo:text-align="justify"/>
      <style:text-properties style:font-name="Times New Roman" fo:font-weight="bold" style:font-weight-asian="bold"/>
    </style:style>
    <style:style style:name="P226" style:parent-style-name="Standard" style:family="paragraph">
      <style:paragraph-properties fo:text-align="justify"/>
      <style:text-properties style:font-name="Times New Roman" fo:font-weight="bold" style:font-weight-asian="bold"/>
    </style:style>
    <style:style style:name="P227" style:parent-style-name="Standard" style:family="paragraph">
      <style:paragraph-properties fo:text-align="justify"/>
    </style:style>
    <style:style style:name="T228" style:parent-style-name="Fuentedepárrafopredeter." style:family="text">
      <style:text-properties style:font-name="Courier New" fo:font-weight="bold" style:font-weight-asian="bold"/>
    </style:style>
    <style:style style:name="T229" style:parent-style-name="Fuentedepárrafopredeter." style:family="text">
      <style:text-properties style:font-name="Courier New" fo:font-weight="bold" style:font-weight-asian="bold"/>
    </style:style>
    <style:style style:name="T230" style:parent-style-name="Fuentedepárrafopredeter." style:family="text">
      <style:text-properties style:font-name="Courier New" style:font-name-complex="Courier New" fo:color="#000000" fo:font-size="11pt" style:font-size-asian="11pt" style:font-size-complex="11pt"/>
    </style:style>
    <style:style style:name="P231" style:parent-style-name="Standard" style:family="paragraph">
      <style:paragraph-properties fo:text-align="justify"/>
      <style:text-properties style:font-name="Courier New" style:font-name-complex="Courier New" fo:color="#000000" fo:font-size="11pt" style:font-size-asian="11pt" style:font-size-complex="11pt"/>
    </style:style>
    <style:style style:name="P232" style:parent-style-name="Standard" style:family="paragraph">
      <style:paragraph-properties fo:text-align="justify"/>
    </style:style>
    <style:style style:name="T233" style:parent-style-name="Fuentedepárrafopredeter." style:family="text">
      <style:text-properties style:font-name="Courier New" style:font-name-complex="Courier New" fo:font-weight="bold" style:font-weight-asian="bold" style:font-weight-complex="bold" fo:color="#000000" fo:font-size="11pt" style:font-size-asian="11pt" style:font-size-complex="11pt"/>
    </style:style>
    <style:style style:name="T234" style:parent-style-name="Fuentedepárrafopredeter." style:family="text">
      <style:text-properties style:font-name="Courier New" style:font-name-complex="Courier New" fo:color="#000000" fo:font-size="11pt" style:font-size-asian="11pt" style:font-size-complex="11pt"/>
    </style:style>
    <style:style style:name="T235" style:parent-style-name="Fuentedepárrafopredeter." style:family="text">
      <style:text-properties style:font-name="Courier New" style:font-name-complex="Courier New" fo:color="#000000" fo:font-size="11pt" style:font-size-asian="11pt" style:font-size-complex="11pt"/>
    </style:style>
    <style:style style:name="P236" style:parent-style-name="Standard" style:family="paragraph">
      <style:paragraph-properties fo:text-align="justify"/>
      <style:text-properties style:font-name="Courier New" style:font-name-complex="Courier New" fo:color="#000000" fo:font-size="11pt" style:font-size-asian="11pt" style:font-size-complex="11pt"/>
    </style:style>
    <style:style style:name="P237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38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39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40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41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42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43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44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45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46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47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48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49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50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51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52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53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54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55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56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57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58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59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60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61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62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63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64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65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66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67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68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69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70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71" style:parent-style-name="Standard" style:family="paragraph">
      <style:text-properties style:font-name="Courier New" style:font-name-complex="Courier New" fo:color="#000000" fo:font-size="11pt" style:font-size-asian="11pt" style:font-size-complex="11pt"/>
    </style:style>
    <style:style style:name="P272" style:parent-style-name="Standard" style:family="paragraph">
      <style:text-properties style:font-name="Courier New" style:font-name-complex="Courier New" fo:color="#000000" fo:font-size="11pt" style:font-size-asian="11pt" style:font-size-complex="11pt"/>
    </style:style>
    <style:style style:name="P273" style:parent-style-name="Standard" style:family="paragraph">
      <style:text-properties style:font-name="Courier New" style:font-name-complex="Courier New" fo:color="#000000" fo:font-size="11pt" style:font-size-asian="11pt" style:font-size-complex="11pt"/>
    </style:style>
    <style:style style:name="P274" style:parent-style-name="Standard" style:family="paragraph">
      <style:text-properties style:font-name="Courier New" style:font-name-complex="Courier New" fo:color="#000000" fo:font-size="11pt" style:font-size-asian="11pt" style:font-size-complex="11pt"/>
    </style:style>
    <style:style style:name="P275" style:parent-style-name="Standard" style:family="paragraph">
      <style:text-properties style:font-name="Courier New" style:font-name-complex="Courier New" fo:color="#000000" fo:font-size="11pt" style:font-size-asian="11pt" style:font-size-complex="11pt"/>
    </style:style>
    <style:style style:name="P276" style:parent-style-name="Standard" style:family="paragraph">
      <style:text-properties style:font-name="Courier New" style:font-name-complex="Courier New" fo:color="#000000" fo:font-size="11pt" style:font-size-asian="11pt" style:font-size-complex="11pt"/>
    </style:style>
    <style:style style:name="P277" style:parent-style-name="Standard" style:family="paragraph">
      <style:text-properties style:font-name="Courier New" style:font-name-complex="Courier New" fo:color="#000000" fo:font-size="11pt" style:font-size-asian="11pt" style:font-size-complex="11pt"/>
    </style:style>
    <style:style style:name="P278" style:parent-style-name="Standard" style:family="paragraph">
      <style:text-properties style:font-name="Courier New" style:font-name-complex="Courier New" fo:color="#000000" fo:font-size="11pt" style:font-size-asian="11pt" style:font-size-complex="11pt"/>
    </style:style>
    <style:style style:name="P279" style:parent-style-name="Standard" style:family="paragraph">
      <style:text-properties style:font-name="Courier New" style:font-name-complex="Courier New" fo:color="#000000" fo:font-size="11pt" style:font-size-asian="11pt" style:font-size-complex="11pt"/>
    </style:style>
    <style:style style:name="P280" style:parent-style-name="Standard" style:family="paragraph">
      <style:text-properties style:font-name="Courier New" style:font-name-complex="Courier New" fo:color="#000000" fo:font-size="11pt" style:font-size-asian="11pt" style:font-size-complex="11pt"/>
    </style:style>
    <style:style style:name="P281" style:parent-style-name="Standard" style:family="paragraph">
      <style:text-properties style:font-name="Courier New" style:font-name-complex="Courier New" fo:color="#000000" fo:font-size="11pt" style:font-size-asian="11pt" style:font-size-complex="11pt"/>
    </style:style>
    <style:style style:name="P282" style:parent-style-name="Standard" style:family="paragraph">
      <style:text-properties style:font-name="Courier New" style:font-name-complex="Courier New" fo:color="#000000" fo:font-size="11pt" style:font-size-asian="11pt" style:font-size-complex="11pt"/>
    </style:style>
    <style:style style:name="P283" style:parent-style-name="Standard" style:family="paragraph">
      <style:text-properties style:font-name="Courier New" style:font-name-complex="Courier New" fo:color="#000000" fo:font-size="11pt" style:font-size-asian="11pt" style:font-size-complex="11pt"/>
    </style:style>
    <style:style style:name="P284" style:parent-style-name="Standard" style:family="paragraph">
      <style:text-properties style:font-name="Courier New" style:font-name-complex="Courier New" fo:color="#000000" fo:font-size="11pt" style:font-size-asian="11pt" style:font-size-complex="11pt"/>
    </style:style>
    <style:style style:name="P285" style:parent-style-name="Standard" style:family="paragraph">
      <style:text-properties style:font-name="Courier New" style:font-name-complex="Courier New" fo:color="#000000" fo:font-size="11pt" style:font-size-asian="11pt" style:font-size-complex="11pt"/>
    </style:style>
    <style:style style:name="P286" style:parent-style-name="Standard" style:family="paragraph">
      <style:text-properties style:font-name="Courier New" style:font-name-complex="Courier New" fo:color="#000000" fo:font-size="11pt" style:font-size-asian="11pt" style:font-size-complex="11pt"/>
    </style:style>
    <style:style style:name="P287" style:parent-style-name="Standard" style:family="paragraph">
      <style:text-properties style:font-name="Courier New" style:font-name-complex="Courier New" fo:color="#000000" fo:font-size="11pt" style:font-size-asian="11pt" style:font-size-complex="11pt"/>
    </style:style>
    <style:style style:name="P288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89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90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91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92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93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94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95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96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97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98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299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00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01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02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03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04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05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06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07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08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09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10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11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12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13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14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15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16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17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18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19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20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21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22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23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24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25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26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27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28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29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30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31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32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33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34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35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36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37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38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39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40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41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42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43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44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45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46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47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48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49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50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51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52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53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54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55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56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57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58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59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60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61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62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63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64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65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66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67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68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69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70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71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72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73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74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75" style:parent-style-name="Standard" style:family="paragraph">
      <style:text-properties style:font-name="Courier New" style:font-name-complex="Courier New" fo:color="#000000" fo:font-size="11pt" style:font-size-asian="11pt" style:font-size-complex="11pt" fo:language="en" fo:country="AU"/>
    </style:style>
    <style:style style:name="P376" style:parent-style-name="Standard" style:family="paragraph">
      <style:paragraph-properties fo:text-align="justify"/>
    </style:style>
    <style:style style:name="T377" style:parent-style-name="Fuentedepárrafopredeter." style:family="text">
      <style:text-properties style:font-name="Courier New" style:font-name-complex="Courier New" fo:font-weight="bold" style:font-weight-asian="bold" style:font-weight-complex="bold" fo:color="#000000" fo:font-size="11pt" style:font-size-asian="11pt" style:font-size-complex="11pt"/>
    </style:style>
    <style:style style:name="T378" style:parent-style-name="Fuentedepárrafopredeter." style:family="text">
      <style:text-properties style:font-name="Courier New" style:font-name-complex="Courier New" fo:color="#000000"/>
    </style:style>
    <style:style style:name="T379" style:parent-style-name="Fuentedepárrafopredeter." style:family="text">
      <style:text-properties style:font-name="Courier New" style:font-name-complex="Courier New" fo:color="#000000"/>
    </style:style>
    <style:style style:name="P380" style:parent-style-name="Standard" style:family="paragraph">
      <style:paragraph-properties fo:text-align="justify"/>
      <style:text-properties style:font-name="Courier New" style:font-name-complex="Courier New" fo:color="#000000"/>
    </style:style>
    <style:style style:name="P381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Times New Roman"/>
    </style:style>
    <style:style style:name="P382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383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384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385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386" style:parent-style-name="Standard" style:family="paragraph">
      <style:paragraph-properties fo:text-align="justify"/>
      <style:text-properties style:font-name="Calibri" fo:font-size="14pt" style:font-size-asian="14pt" style:font-size-complex="14pt"/>
    </style:style>
    <style:style style:name="P387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</style:style>
    <style:style style:name="T388" style:parent-style-name="Fuentedepárrafopredeter." style:family="text">
      <style:text-properties style:font-name="Calibri" fo:font-size="14pt" style:font-size-asian="14pt" style:font-size-complex="14pt"/>
    </style:style>
    <style:style style:name="T389" style:parent-style-name="Fuentedepárrafopredeter." style:family="text">
      <style:text-properties style:font-name="Calibri" fo:font-size="14pt" style:font-size-asian="14pt" style:font-size-complex="14pt"/>
    </style:style>
    <style:style style:name="T390" style:parent-style-name="Fuentedepárrafopredeter." style:family="text">
      <style:text-properties style:font-name="Calibri" fo:font-size="14pt" style:font-size-asian="14pt" style:font-size-complex="14pt"/>
    </style:style>
    <style:style style:name="T391" style:parent-style-name="Fuentedepárrafopredeter." style:family="text">
      <style:text-properties style:font-name="Calibri" fo:font-weight="bold" style:font-weight-asian="bold" fo:font-variant="small-caps" fo:font-size="14pt" style:font-size-asian="14pt" style:font-size-complex="14pt"/>
    </style:style>
    <style:style style:name="T392" style:parent-style-name="Fuentedepárrafopredeter." style:family="text">
      <style:text-properties style:font-name="Calibri" fo:font-weight="bold" style:font-weight-asian="bold" fo:font-variant="small-caps" fo:font-size="14pt" style:font-size-asian="14pt" style:font-size-complex="14pt"/>
    </style:style>
    <style:style style:name="T393" style:parent-style-name="Fuentedepárrafopredeter." style:family="text">
      <style:text-properties style:font-name="Calibri" fo:font-size="14pt" style:font-size-asian="14pt" style:font-size-complex="14pt"/>
    </style:style>
    <style:style style:name="P394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395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</style:style>
    <style:style style:name="T396" style:parent-style-name="Fuentedepárrafopredeter." style:family="text">
      <style:text-properties style:font-name="Calibri" fo:font-size="14pt" style:font-size-asian="14pt" style:font-size-complex="14pt"/>
    </style:style>
    <style:style style:name="T397" style:parent-style-name="Fuentedepárrafopredeter." style:family="text">
      <style:text-properties style:font-name="Calibri" fo:font-size="14pt" style:font-size-asian="14pt" style:font-size-complex="14pt"/>
    </style:style>
    <style:style style:name="T398" style:parent-style-name="Fuentedepárrafopredeter." style:family="text">
      <style:text-properties style:font-name="Calibri" fo:font-weight="bold" style:font-weight-asian="bold" fo:font-variant="small-caps" fo:font-size="14pt" style:font-size-asian="14pt" style:font-size-complex="14pt"/>
    </style:style>
    <style:style style:name="T399" style:parent-style-name="Fuentedepárrafopredeter." style:family="text">
      <style:text-properties style:font-name="Calibri" fo:font-size="14pt" style:font-size-asian="14pt" style:font-size-complex="14pt"/>
    </style:style>
    <style:style style:name="P400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01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02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03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04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05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06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07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08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09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10" style:parent-style-name="Standard" style:family="paragraph">
      <style:text-properties style:font-name="Calibri" fo:font-weight="bold" style:font-weight-asian="bold" fo:font-size="14pt" style:font-size-asian="14pt" style:font-size-complex="14pt"/>
    </style:style>
    <style:style style:name="P411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12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13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14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15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16" style:parent-style-name="Standard" style:family="paragraph">
      <style:text-properties style:font-name="Calibri" fo:font-weight="bold" style:font-weight-asian="bold" fo:font-size="14pt" style:font-size-asian="14pt" style:font-size-complex="14pt"/>
    </style:style>
    <style:style style:name="P417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18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19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20" style:parent-style-name="Standard" style:family="paragraph">
      <style:paragraph-properties fo:text-align="justify"/>
      <style:text-properties style:font-name="Calibri" fo:color="#FF0000" fo:font-size="14pt" style:font-size-asian="14pt" style:font-size-complex="14pt"/>
    </style:style>
    <style:style style:name="P421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22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23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24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25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26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27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28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29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30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31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32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33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34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35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36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37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38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39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40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41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42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</style:style>
    <style:style style:name="T443" style:parent-style-name="Fuentedepárrafopredeter." style:family="text">
      <style:text-properties style:font-name="Calibri" fo:font-size="14pt" style:font-size-asian="14pt" style:font-size-complex="14pt"/>
    </style:style>
    <style:style style:name="T444" style:parent-style-name="Fuentedepárrafopredeter." style:family="text">
      <style:text-properties style:font-name="Calibri" fo:font-size="14pt" style:font-size-asian="14pt" style:font-size-complex="14pt"/>
    </style:style>
    <style:style style:name="T445" style:parent-style-name="Fuentedepárrafopredeter." style:family="text">
      <style:text-properties style:font-name="Calibri" fo:font-weight="bold" style:font-weight-asian="bold" fo:font-size="14pt" style:font-size-asian="14pt" style:font-size-complex="14pt"/>
    </style:style>
    <style:style style:name="P446" style:parent-style-name="Standard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weight="bold" style:font-weight-asian="bold" fo:font-size="14pt" style:font-size-asian="14pt" style:font-size-complex="14pt"/>
    </style:style>
    <style:style style:name="P447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48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49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50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51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52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53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54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style:font-name="Calibri" fo:font-size="14pt" style:font-size-asian="14pt" style:font-size-complex="14pt"/>
    </style:style>
    <style:style style:name="P455" style:parent-style-name="Standard" style:family="paragraph">
      <style:paragraph-properties fo:text-align="justify"/>
      <style:text-properties style:font-name="Calibri" fo:font-weight="bold" style:font-weight-asian="bold" fo:font-size="14pt" style:font-size-asian="14pt" style:font-size-complex="14pt"/>
    </style:style>
    <style:style style:name="P456" style:parent-style-name="Standard" style:list-style-name="WWNum1" style:family="paragraph">
      <style:paragraph-properties fo:text-align="justify" fo:margin-left="0.25in" fo:text-indent="-0.25in">
        <style:tab-stops>
          <style:tab-stop style:type="left" style:position="0.25in"/>
        </style:tab-stops>
      </style:paragraph-properties>
    </style:style>
    <style:style style:name="T457" style:parent-style-name="Fuentedepárrafopredeter." style:family="text">
      <style:text-properties style:font-name="Calibri" fo:font-size="14pt" style:font-size-asian="14pt" style:font-size-complex="14pt"/>
    </style:style>
    <style:style style:name="T458" style:parent-style-name="Fuentedepárrafopredeter." style:family="text">
      <style:text-properties style:font-name="Calibri" fo:font-size="14pt" style:font-size-asian="14pt" style:font-size-complex="14pt"/>
    </style:style>
    <style:style style:name="T459" style:parent-style-name="Fuentedepárrafopredeter." style:family="text">
      <style:text-properties style:font-name="Calibri" fo:font-size="14pt" style:font-size-asian="14pt" style:font-size-complex="14pt"/>
    </style:style>
  </office:automatic-styles>
  <office:body>
    <office:text text:use-soft-page-breaks="true">
      <text:p text:style-name="P1">BBDD Concesionario</text:p>
      <text:p text:style-name="P2"/>
      <text:p text:style-name="P3"><text:span text:style-name="T4">Se trata de una base de datos que contiene información sobre marcas de coches, los diversos modelos que tiene cada marca, los concesionarios que venden los coches y las</text:span><text:span text:style-name="T5"><text:s/>ventas realizadas por estos últimos a los clientes.<text:s/></text:span><text:span text:style-name="T6">Las tablas son las siguientes:</text:span>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3">
            <text:p text:style-name="P14">MARCAS</text:p>
          </table:table-cell>
          <table:covered-table-cell/>
          <table:covered-table-cell/>
        </table:table-row>
        <table:table-row table:style-name="TableRow15">
          <table:table-cell table:style-name="TableCell16">
            <text:p text:style-name="P17">cif</text:p>
          </table:table-cell>
          <table:table-cell table:style-name="TableCell18">
            <text:p text:style-name="P19">Cadena 8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nombre</text:p>
          </table:table-cell>
          <table:table-cell table:style-name="TableCell25">
            <text:p text:style-name="P26">Cadena 20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ciudad</text:p>
          </table:table-cell>
          <table:table-cell table:style-name="TableCell32">
            <text:p text:style-name="P33">Cadena 20</text:p>
          </table:table-cell>
          <table:table-cell table:style-name="TableCell34">
            <text:p text:style-name="P35"/>
          </table:table-cell>
        </table:table-row>
      </table:table>
      <text:p text:style-name="P36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 table:number-columns-spanned="3">
            <text:p text:style-name="P43">COCHES</text:p>
          </table:table-cell>
          <table:covered-table-cell/>
          <table:covered-table-cell/>
        </table:table-row>
        <table:table-row table:style-name="TableRow44">
          <table:table-cell table:style-name="TableCell45">
            <text:p text:style-name="P46">cod</text:p>
          </table:table-cell>
          <table:table-cell table:style-name="TableCell47">
            <text:p text:style-name="P48">Cadena 15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nombre</text:p>
          </table:table-cell>
          <table:table-cell table:style-name="TableCell54">
            <text:p text:style-name="P55">Cadena 20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marca<text:s/><text:span text:style-name="T61"></text:span><text:s/><text:span text:style-name="T62">MARCAS<text:s/></text:span></text:p>
          </table:table-cell>
          <table:table-cell table:style-name="TableCell63">
            <text:p text:style-name="P64">Cadena<text:s/>8</text:p>
          </table:table-cell>
          <table:table-cell table:style-name="TableCell65">
            <text:p text:style-name="P66">Not null</text:p>
          </table:table-cell>
        </table:table-row>
      </table:table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columns-spanned="3">
            <text:p text:style-name="P74">CONCESIONARIOS</text:p>
          </table:table-cell>
          <table:covered-table-cell/>
          <table:covered-table-cell/>
        </table:table-row>
        <table:table-row table:style-name="TableRow75">
          <table:table-cell table:style-name="TableCell76">
            <text:p text:style-name="P77">cif</text:p>
          </table:table-cell>
          <table:table-cell table:style-name="TableCell78">
            <text:p text:style-name="P79">Cadena 8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nombre</text:p>
          </table:table-cell>
          <table:table-cell table:style-name="TableCell85">
            <text:p text:style-name="P86">Cadena 20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ciudad</text:p>
          </table:table-cell>
          <table:table-cell table:style-name="TableCell92">
            <text:p text:style-name="P93">Cadena 20</text:p>
          </table:table-cell>
          <table:table-cell table:style-name="TableCell94">
            <text:p text:style-name="P95"/>
          </table:table-cell>
        </table:table-row>
      </table:table>
      <text:p text:style-name="P96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 table:number-columns-spanned="3">
            <text:p text:style-name="P103">CLIENTES</text:p>
          </table:table-cell>
          <table:covered-table-cell/>
          <table:covered-table-cell/>
        </table:table-row>
        <table:table-row table:style-name="TableRow104">
          <table:table-cell table:style-name="TableCell105">
            <text:p text:style-name="P106">id</text:p>
          </table:table-cell>
          <table:table-cell table:style-name="TableCell107">
            <text:p text:style-name="P108">Cadena 10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nombre</text:p>
          </table:table-cell>
          <table:table-cell table:style-name="TableCell114">
            <text:p text:style-name="P115">Cadena 30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apellido</text:p>
          </table:table-cell>
          <table:table-cell table:style-name="TableCell121">
            <text:p text:style-name="P122">Cadena 60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ciudad</text:p>
          </table:table-cell>
          <table:table-cell table:style-name="TableCell128">
            <text:p text:style-name="P129">Cadena 20</text:p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 table:number-columns-spanned="3">
            <text:p text:style-name="P140">DISTRIBUCIÓN</text:p>
          </table:table-cell>
          <table:covered-table-cell/>
          <table:covered-table-cell/>
        </table:table-row>
        <table:table-row table:style-name="TableRow141">
          <table:table-cell table:style-name="TableCell142">
            <text:p text:style-name="P143"><text:span text:style-name="T144">cif</text:span><text:span text:style-name="T145"><text:s/></text:span><text:span text:style-name="T146"></text:span><text:span text:style-name="T147"><text:s/>CONCESIONARIOS</text:span></text:p>
          </table:table-cell>
          <table:table-cell table:style-name="TableCell148">
            <text:p text:style-name="P149">Cadena 8</text:p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<text:span text:style-name="T155">coche</text:span><text:span text:style-name="T156"><text:s/></text:span><text:span text:style-name="T157"></text:span><text:span text:style-name="T158"><text:s/>COCHES</text:span></text:p>
          </table:table-cell>
          <table:table-cell table:style-name="TableCell159">
            <text:p text:style-name="P160">Cadena 15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cantidad</text:p>
          </table:table-cell>
          <table:table-cell table:style-name="TableCell166">
            <text:p text:style-name="P167">Numerico 4</text:p>
          </table:table-cell>
          <table:table-cell table:style-name="TableCell168">
            <text:p text:style-name="P169">Not null</text:p>
          </table:table-cell>
        </table:table-row>
      </table:table>
      <text:p text:style-name="P170"/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 table:number-columns-spanned="3">
            <text:p text:style-name="P177">VENTAS</text:p>
          </table:table-cell>
          <table:covered-table-cell/>
          <table:covered-table-cell/>
        </table:table-row>
        <table:table-row table:style-name="TableRow178">
          <table:table-cell table:style-name="TableCell179">
            <text:p text:style-name="P180"><text:span text:style-name="T181">cif</text:span><text:span text:style-name="T182"><text:s/></text:span><text:span text:style-name="T183"></text:span><text:span text:style-name="T184"><text:s/>CONCESIONARIOS</text:span></text:p>
          </table:table-cell>
          <table:table-cell table:style-name="TableCell185">
            <text:p text:style-name="P186">Cadena 8</text:p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<text:span text:style-name="T192">dni</text:span><text:span text:style-name="T193"><text:s/></text:span><text:span text:style-name="T194"></text:span><text:span text:style-name="T195"><text:s/>CLIENTES</text:span></text:p>
          </table:table-cell>
          <table:table-cell table:style-name="TableCell196">
            <text:p text:style-name="P197">Cadena 10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<text:span text:style-name="T203">coche</text:span><text:span text:style-name="T204"><text:s/></text:span><text:span text:style-name="T205"></text:span><text:span text:style-name="T206"><text:s/>COCHES</text:span></text:p>
          </table:table-cell>
          <table:table-cell table:style-name="TableCell207">
            <text:p text:style-name="P208">Cadena 15</text:p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color</text:p>
          </table:table-cell>
          <table:table-cell table:style-name="TableCell214">
            <text:p text:style-name="P215">Cadena 20</text:p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fecha</text:p>
          </table:table-cell>
          <table:table-cell table:style-name="TableCell221">
            <text:p text:style-name="P222">Fecha</text:p>
          </table:table-cell>
          <table:table-cell table:style-name="TableCell223">
            <text:p text:style-name="P224"/>
          </table:table-cell>
        </table:table-row>
      </table:table>
      <text:p text:style-name="P225"/>
      <text:p text:style-name="P226"/>
      <text:p text:style-name="P227"><text:span text:style-name="T228">Ejercicio 1:</text:span><text:span text:style-name="T229"><text:s/></text:span><text:span text:style-name="T230">Realiza un script (DDL) en SQL a partir de las tablas anteriores. Cárgalo en PostgreSQL y crea una base de datos llamada Concesionarios.</text:span></text:p>
      <text:p text:style-name="P231"/>
      <text:p text:style-name="P232"><text:span text:style-name="T233">Ejercicio 2:<text:s/></text:span><text:span text:style-name="T234">Realiza un script para insertar<text:s/></text:span><text:span text:style-name="T235">los datos en la base de datos Concesionarios (DML) con los siguientes datos para cada tabla. Cárgalo en PostgreSQL y comprueba que los datos se han insertado correctamente.</text:span></text:p>
      <text:p text:style-name="P236"/>
      <text:p text:style-name="P237"/>
      <text:p text:style-name="P238">--Marcas</text:p>
      <text:p text:style-name="P239">INSERT INTO MARCAS VALUES ('1','BMW','Barcelona');</text:p>
      <text:p text:style-name="P240">INSERT INTO MARCAS VALUES ('2','AUDI','Madrid');</text:p>
      <text:p text:style-name="P241">INSERT INTO MARCAS VALUES ('3','CITROEN','Vigo');</text:p>
      <text:p text:style-name="P242">INSERT INTO MARCAS VALUES ('4','SEAT','Barcelona');</text:p>
      <text:p text:style-name="P243">INSERT INTO MARCAS VALUES ('5','KIA','Madrid');</text:p>
      <text:p text:style-name="P244">INSERT INTO MARCAS VALUES ('6','NISSAN','Ávila');</text:p>
      <text:p text:style-name="P245">INSERT INTO MARCAS VALUES ('7','RENAULT','Valladolid');</text:p>
      <text:p text:style-name="P246">INSERT INTO MARCAS VALUES ('8','OPEL','Zaragoza');</text:p>
      <text:p text:style-name="P247">INSERT INTO MARCAS VALUES ('9','FORD','Valencia');</text:p>
      <text:p text:style-name="P248">INSERT INTO MARCAS VALUES ('10','MERCEDES','Vitoria');</text:p>
      <text:p text:style-name="P249"/>
      <text:p text:style-name="P250"/>
      <text:p text:style-name="P251">-- Coches</text:p>
      <text:p text:style-name="P252"/>
      <text:p text:style-name="P253">INSERT INTO COCHES VALUES ('BMWe86','BMW Serie 1','BMW');</text:p>
      <text:p text:style-name="P254">INSERT INTO COCHES VALUES ('BMWe46','BMW Serie 3','BMW');</text:p>
      <text:p text:style-name="P255">INSERT INTO COCHES VALUES ('BMWe34','BMW Serie 5','BMW');</text:p>
      <text:p text:style-name="P256">INSERT INTO COCHES VALUES ('BMWm45','BMW Serie 7','BMW');</text:p>
      <text:p text:style-name="P257">INSERT INTO COCHES VALUES ('BMWm87','BMW Serie 4','BMW');</text:p>
      <text:p text:style-name="P258">INSERT INTO COCHES VALUES ('A3','AUDI A3','AUDI');</text:p>
      <text:p text:style-name="P259">INSERT INTO COCHES VALUES ('A5','AUDI A5','AUDI');</text:p>
      <text:p text:style-name="P260">INSERT INTO COCHES VALUES ('A6Q','AUDI A6 QUATTRO','AUDI');</text:p>
      <text:p text:style-name="P261">INSERT INTO COCHES VALUES ('C4C','C4','CITROEN');</text:p>
      <text:p text:style-name="P262">INSERT INTO COCHES VALUES ('C5C','C5','CITROEN');</text:p>
      <text:p text:style-name="P263">INSERT INTO COCHES VALUES ('IBIZA','Ibiza','SEAT');</text:p>
      <text:p text:style-name="P264">INSERT INTO COCHES VALUES ('KCEED','CEED','KIA');</text:p>
      <text:p text:style-name="P265">INSERT INTO COCHES VALUES ('KSPORT','SPORTAGE','KIA');</text:p>
      <text:p text:style-name="P266">INSERT INTO COCHES VALUES ('KRIO','RIO','KIA');</text:p>
      <text:p text:style-name="P267">INSERT INTO COCHES VALUES ('NISQA','QASQAI','NISSAN');</text:p>
      <text:p text:style-name="P268">INSERT INTO COCHES VALUES ('NISPU','PULSAR','NISSAN');</text:p>
      <text:p text:style-name="P269"/>
      <text:p text:style-name="P270"/>
      <text:p text:style-name="P271">--Concesionarios</text:p>
      <text:p text:style-name="P272"/>
      <text:p text:style-name="P273">INSERT INTO CONCESIONARIOS VALUES ('44543123','Fercar','Alicante');</text:p>
      <text:p text:style-name="P274">INSERT INTO CONCESIONARIOS VALUES ('85543123','Multi Car','Alicante');</text:p>
      <text:p text:style-name="P275">INSERT INTO CONCESIONARIOS VALUES ('77323232','Motor Sport','Murcia');</text:p>
      <text:p text:style-name="P276">INSERT INTO CONCESIONARIOS VALUES ('85643123','BMW Villa de campo','Madrid');</text:p>
      <text:p text:style-name="P277">INSERT INTO CONCESIONARIOS VALUES ('76543213','Todo motor','Madrid');</text:p>
      <text:p text:style-name="P278">INSERT INTO CONCESIONARIOS VALUES ('98654678','Tope Gama','Madrid');</text:p>
      <text:p text:style-name="P279">INSERT INTO CONCESIONARIOS VALUES ('11232123','BMW Barna','Barcelona');</text:p>
      <text:p text:style-name="P280">INSERT INTO CONCESIONARIOS VALUES ('54345432','Tot Turbo','Barcelona');</text:p>
      <text:p text:style-name="P281">INSERT INTO CONCESIONARIOS VALUES ('32323232','4 rodes','Ibiza');</text:p>
      <text:p text:style-name="P282">INSERT INTO CONCESIONARIOS VALUES ('56429642','Grant Turismo','Alicante');</text:p>
      <text:p text:style-name="P283"/>
      <text:p text:style-name="P284"/>
      <text:p text:style-name="P285">--Clientes</text:p>
      <text:p text:style-name="P286"/>
      <text:p text:style-name="P287">INSERT INTO CLIENTES VALUES ('24583143','Alvaro','Pérez','Alicante');</text:p>
      <text:p text:style-name="P288">INSERT INTO CLIENTES VALUES ('65344533','Silvia','García','Alicante');</text:p>
      <text:p text:style-name="P289">INSERT INTO CLIENTES VALUES ('44545433','Abdon','Bañón','Murcia');</text:p>
      <text:p text:style-name="P290">INSERT INTO CLIENTES VALUES ('14123233','Raquel','Pérez','Madrid');</text:p>
      <text:p text:style-name="P291">INSERT INTO CLIENTES VALUES ('44567676','Fulgencio','Oliver','La Romana');</text:p>
      <text:p text:style-name="P292">INSERT INTO CLIENTES VALUES ('44599887','Javier','Romo','Madrid');</text:p>
      <text:p text:style-name="P293">INSERT INTO CLIENTES VALUES ('44512333','Manuel','Ivorra','Madrid');</text:p>
      <text:p text:style-name="P294">INSERT INTO CLIENTES VALUES ('67453423','Alvaro','Kamen','Madrid');</text:p>
      <text:p text:style-name="P295">INSERT INTO CLIENTES VALUES ('87643455','Sergi','Villaplana','Alicante');</text:p>
      <text:p text:style-name="P296">INSERT INTO CLIENTES VALUES ('76357844','Carles','Puig','Barcelona');</text:p>
      <text:p text:style-name="P297">INSERT INTO CLIENTES VALUES ('76411111','Antoni','Punset','Ibiza');</text:p>
      <text:p text:style-name="P298">INSERT INTO CLIENTES VALUES ('11111112','Carlos','Pérez','Valencia');</text:p>
      <text:p text:style-name="P299">INSERT INTO CLIENTES VALUES ('22222211','José','Jover','Valencia');</text:p>
      <text:p text:style-name="P300">INSERT INTO CLIENTES VALUES ('00000031','Francisco','Esteve','Zaragoza');</text:p>
      <text:p text:style-name="P301"/>
      <text:p text:style-name="P302">-- Distribucion</text:p>
      <text:p text:style-name="P303"/>
      <text:p text:style-name="P304">INSERT INTO DISTRIBUCION VALUES ('44543123','BMWe86',5);</text:p>
      <text:p text:style-name="P305">INSERT INTO DISTRIBUCION <text:s/>VALUES ('44543123','BMWe46',15);</text:p>
      <text:p text:style-name="P306">INSERT INTO DISTRIBUCION <text:s/>VALUES ('44543123','BMWe34',4);</text:p>
      <text:p text:style-name="P307">INSERT INTO DISTRIBUCION <text:s/>VALUES ('85543123','NISPU',12);</text:p>
      <text:p text:style-name="P308">INSERT INTO DISTRIBUCION <text:s/>VALUES ('85543123','BMWm45',21);</text:p>
      <text:p text:style-name="P309">INSERT INTO DISTRIBUCION <text:s/>VALUES ('85543123','C4C',15);</text:p>
      <text:p text:style-name="P310">INSERT INTO DISTRIBUCION <text:s/>VALUES ('77323232','A3',3);</text:p>
      <text:p text:style-name="P311">INSERT INTO DISTRIBUCION <text:s/>VALUES ('77323232','KRIO',1);</text:p>
      <text:p text:style-name="P312">INSERT INTO DISTRIBUCION <text:s/>VALUES ('76543213','KRIO',6);</text:p>
      <text:p text:style-name="P313">INSERT INTO DISTRIBUCION <text:s/>VALUES ('77323232','C4C',2);</text:p>
      <text:p text:style-name="P314">INSERT INTO DISTRIBUCION <text:s/>VALUES ('85643123','A6Q',3);</text:p>
      <text:p text:style-name="P315">INSERT INTO DISTRIBUCION <text:s/>VALUES ('85643123','NISPU',4);</text:p>
      <text:p text:style-name="P316">INSERT INTO DISTRIBUCION <text:s/>VALUES ('85643123','BMWm45',5);</text:p>
      <text:p text:style-name="P317">INSERT INTO DISTRIBUCION <text:s/>VALUES ('76543213','C4C',6);</text:p>
      <text:p text:style-name="P318">INSERT INTO DISTRIBUCION <text:s/>VALUES ('76543213','KCEED',7);</text:p>
      <text:p text:style-name="P319">INSERT INTO DISTRIBUCION <text:s/>VALUES ('76543213','A3',8);</text:p>
      <text:p text:style-name="P320">INSERT INTO DISTRIBUCION <text:s/>VALUES ('98654678','C4C',1);</text:p>
      <text:p text:style-name="P321">INSERT INTO DISTRIBUCION <text:s/>VALUES ('98654678','A6Q',6);</text:p>
      <text:p text:style-name="P322">INSERT INTO DISTRIBUCION <text:s/>VALUES ('98654678','KSPORT',8);</text:p>
      <text:p text:style-name="P323">INSERT INTO DISTRIBUCION <text:s/>VALUES ('11232123','NISQA',9);</text:p>
      <text:p text:style-name="P324">INSERT INTO DISTRIBUCION <text:s/>VALUES ('11232123','A3',14);</text:p>
      <text:p text:style-name="P325">INSERT INTO DISTRIBUCION <text:s/>VALUES ('11232123','C5C',16);</text:p>
      <text:p text:style-name="P326">INSERT INTO DISTRIBUCION <text:s/>VALUES ('54345432','BMWm45',15);</text:p>
      <text:p text:style-name="P327">INSERT INTO DISTRIBUCION <text:s/>VALUES ('54345432','KSPORT',15);</text:p>
      <text:p text:style-name="P328">INSERT INTO DISTRIBUCION <text:s/>VALUES ('54345432','A6Q',25);</text:p>
      <text:p text:style-name="P329">INSERT INTO DISTRIBUCION <text:s/>VALUES ('32323232','NISQA',1);</text:p>
      <text:p text:style-name="P330">INSERT INTO DISTRIBUCION <text:s/>VALUES ('32323232','KCEED',3);</text:p>
      <text:p text:style-name="P331">INSERT INTO DISTRIBUCION <text:s/>VALUES ('32323232','IBIZA',0);</text:p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>-- Ventas</text:p>
      <text:p text:style-name="P342"/>
      <text:p text:style-name="P343">INSERT INTO VENTAS VALUES ('76543213','24583143','KRIO','red','3/06/2016');</text:p>
      <text:p text:style-name="P344">INSERT INTO VENTAS VALUES ('76543213','11111112','KRIO','white','23/06/2016');</text:p>
      <text:p text:style-name="P345">INSERT INTO VENTAS VALUES ('44543123','24583143','BMWe86','red','3/06/2016');</text:p>
      <text:p text:style-name="P346">INSERT INTO VENTAS VALUES ('44543123','24583143','BMWe46','white','13/05/2016');</text:p>
      <text:p text:style-name="P347">INSERT INTO VENTAS VALUES ('44543123','65344533','BMWe34','blue','23/04/2016');</text:p>
      <text:p text:style-name="P348">INSERT INTO VENTAS VALUES ('85543123','65344533','NISPU','white','4/03/2016');</text:p>
      <text:p text:style-name="P349">INSERT INTO VENTAS VALUES ('85543123','44545433','NISPU','red','5/02/2016');</text:p>
      <text:p text:style-name="P350">INSERT INTO VENTAS VALUES ('85543123','44599887','NISPU','red','6/01/2016');</text:p>
      <text:p text:style-name="P351">INSERT INTO VENTAS VALUES ('85543123','14123233','C4C','white','7/02/2016');</text:p>
      <text:p text:style-name="P352">INSERT INTO VENTAS VALUES ('85543123','44599887','C4C','red','13/03/2016');</text:p>
      <text:p text:style-name="P353">INSERT INTO VENTAS VALUES ('85543123','44567676','C4C','blue','23/06/2016');</text:p>
      <text:p text:style-name="P354">INSERT INTO VENTAS VALUES ('77323232','44512333','KRIO','red','15/06/2016');</text:p>
      <text:p text:style-name="P355">INSERT INTO VENTAS VALUES ('77323232','67453423','KRIO','white','15/06/2016');</text:p>
      <text:p text:style-name="P356">INSERT INTO VENTAS VALUES ('77323232','87643455','KRIO','red','6/07/2016');</text:p>
      <text:p text:style-name="P357">INSERT INTO VENTAS VALUES ('77323232','76357844','C4C','blue','7/08/2016');</text:p>
      <text:p text:style-name="P358">INSERT INTO VENTAS VALUES ('85643123','76411111','A6Q','white','8/09/2016');</text:p>
      <text:p text:style-name="P359">INSERT INTO VENTAS VALUES ('76543213','11111112','KCEED','blue','9/10/2016');</text:p>
      <text:p text:style-name="P360">INSERT INTO VENTAS VALUES ('76543213','11111112','A3','red','11/11/2016');</text:p>
      <text:p text:style-name="P361">INSERT INTO VENTAS VALUES ('76543213','14123233','A3','white','11/12/2016');</text:p>
      <text:p text:style-name="P362">INSERT INTO VENTAS VALUES ('98654678','00000031','KSPORT','blue','12/06/2016');</text:p>
      <text:p text:style-name="P363">INSERT INTO VENTAS VALUES ('11232123','00000031','NISQA','white','23/08/2016');</text:p>
      <text:p text:style-name="P364">INSERT INTO VENTAS VALUES ('32323232','00000031','KCEED','red','28/09/2016');</text:p>
      <text:p text:style-name="P365">INSERT INTO VENTAS VALUES ('32323232','76411111','IBIZA','red','18/09/2016');</text:p>
      <text:p text:style-name="P366">INSERT INTO VENTAS VALUES ('44543123','22222211','BMWe86','red','05/10/2016');</text:p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><text:span text:style-name="T377">Ejercicio 3:<text:s/></text:span><text:span text:style-name="T378">Completa cada una de las preguntas de abajo pegando la SELECT<text:s/></text:span><text:span text:style-name="T379">que hayas creado para cada una de las consultas.</text:span></text:p>
      <text:p text:style-name="P380"/>
      <text:p text:style-name="P381"/>
      <text:list text:style-name="WWNum1">
        <text:list-item text:start-value="1">
          <text:p text:style-name="P382">Obtener todos los campos de todos los clientes de “Madrid”.</text:p>
        </text:list-item>
      </text:list>
      <text:p text:style-name="P383"/>
      <text:list text:style-name="WWNum1" text:continue-numbering="true">
        <text:list-item>
          <text:p text:style-name="P384">Obtener los nombres de todas las marcas de coches ordenados alfabéticamente.</text:p>
        </text:list-item>
      </text:list>
      <text:p text:style-name="P385"/>
      <text:p text:style-name="P386"/>
      <text:list text:style-name="WWNum1" text:continue-numbering="true">
        <text:list-item>
          <text:p text:style-name="P387"><text:span text:style-name="T388">Obtener el cif</text:span><text:span text:style-name="T389"><text:s/>de todos los concesionarios cuyo atributo<text:s/></text:span><text:span text:style-name="T390">cantidad en la tabla de<text:s/></text:span><text:span text:style-name="T391">distribucio</text:span><text:span text:style-name="T392">n</text:span><text:span text:style-name="T393"><text:s text:c="2"/>es mayor que 18 .</text:span></text:p>
        </text:list-item>
      </text:list>
      <text:p text:style-name="P394"/>
      <text:list text:style-name="WWNum1" text:continue-numbering="true">
        <text:list-item>
          <text:p text:style-name="P395"><text:span text:style-name="T396">Obtener el cif</text:span><text:span text:style-name="T397"><text:s/>de todos los concesionarios cuyo atributo cantidad en la tabla de<text:s/></text:span><text:span text:style-name="T398">Distribucion<text:s/></text:span><text:span text:style-name="T399">está comprendido entre 10 y 18, ambos inclusive.</text:span></text:p>
        </text:list-item>
      </text:list>
      <text:p text:style-name="P400"/>
      <text:list text:style-name="WWNum1" text:continue-numbering="true">
        <text:list-item>
          <text:p text:style-name="P401">Obtener el cif<text:s/>de todos los concesionarios cuyo atributo cantidad en la tabla de distribución, está comprendido entre 10 y 18, ambos inclusive (de otra manera).</text:p>
        </text:list-item>
      </text:list>
      <text:p text:style-name="P402"/>
      <text:list text:style-name="WWNum1" text:continue-numbering="true">
        <text:list-item>
          <text:p text:style-name="P403">Obtener el cif<text:s/>de todos los concesionarios que han adquirido más de 10 coches o menos de 3.</text:p>
        </text:list-item>
      </text:list>
      <text:p text:style-name="P404"/>
      <text:list text:style-name="WWNum1" text:continue-numbering="true">
        <text:list-item>
          <text:p text:style-name="P405">Obtener todas las parejas de cif<text:s/>de marcas y dni de<text:s/>clientes que sean de la misma ciudad.</text:p>
        </text:list-item>
      </text:list>
      <text:p text:style-name="P406"/>
      <text:list text:style-name="WWNum1" text:continue-numbering="true">
        <text:list-item>
          <text:p text:style-name="P407">Obtener las parejas de <text:s/>dni de clientes y cif<text:s/>de marcas <text:s/>que NO sean de la misma ciudad.</text:p>
        </text:list-item>
      </text:list>
      <text:p text:style-name="P408"/>
      <text:list text:style-name="WWNum1" text:continue-numbering="true">
        <text:list-item>
          <text:p text:style-name="P409">Obtener los<text:s/>códigos de los coches<text:s/>distribuidos<text:s/>por algún concesionario de “Barcelona”.</text:p>
        </text:list-item>
      </text:list>
      <text:p text:style-name="P410"/>
      <text:list text:style-name="WWNum1" text:continue-numbering="true">
        <text:list-item>
          <text:p text:style-name="P411"><text:s/>Obtener el cod<text:s/>de aquellos coches vendidos a<text:s/>clientes de “Madrid”.</text:p>
        </text:list-item>
      </text:list>
      <text:p text:style-name="P412"/>
      <text:list text:style-name="WWNum1" text:continue-numbering="true">
        <text:list-item>
          <text:p text:style-name="P413">Obtener el cod<text:s/>de los coches que han sido adquiridos por un cliente de “Madrid” en un concesionario de “Madrid”.</text:p>
        </text:list-item>
      </text:list>
      <text:p text:style-name="P414"><text:s/></text:p>
      <text:list text:style-name="WWNum1" text:continue-numbering="true">
        <text:list-item>
          <text:p text:style-name="P415">Obtener el cod<text:s/>de los coches comprados en un concesionario de la misma ciudad que el cliente que lo compra.</text:p>
        </text:list-item>
      </text:list>
      <text:p text:style-name="P416"/>
      <text:list text:style-name="WWNum1" text:continue-numbering="true">
        <text:list-item>
          <text:p text:style-name="P417">Obtener los cod<text:s/><text:s/>de los coches comprados en un concesionario de <text:s/>distinta ciudad que el cliente que lo compra.</text:p>
        </text:list-item>
      </text:list>
      <text:p text:style-name="P418"/>
      <text:p text:style-name="P419"/>
      <text:p text:style-name="P420"/>
      <text:list text:style-name="WWNum1" text:continue-numbering="true">
        <text:list-item>
          <text:p text:style-name="P421">Obtener todos los cod<text:s/>de los <text:s/>coches <text:s/>cuyo nombre empiece por “c”.</text:p>
        </text:list-item>
      </text:list>
      <text:p text:style-name="P422"/>
      <text:p text:style-name="P423"/>
      <text:list text:style-name="WWNum1" text:continue-numbering="true">
        <text:list-item>
          <text:p text:style-name="P424">Obtener todos los <text:s/>cod<text:s/>de los coches cuyo nombre no contiene ninguna “a”.</text:p>
        </text:list-item>
      </text:list>
      <text:p text:style-name="P425"/>
      <text:list text:style-name="WWNum1" text:continue-numbering="true">
        <text:list-item>
          <text:p text:style-name="P426">Obtener el número total de nombres de marcas de coche que son de<text:s/>“Madrid”.</text:p>
        </text:list-item>
      </text:list>
      <text:p text:style-name="P427"/>
      <text:list text:style-name="WWNum1" text:continue-numbering="true">
        <text:list-item>
          <text:p text:style-name="P428">Obtener la media de la cantidad de coches que tienen todos los concesionarios.</text:p>
        </text:list-item>
      </text:list>
      <text:p text:style-name="P429"/>
      <text:list text:style-name="WWNum1" text:continue-numbering="true">
        <text:list-item>
          <text:p text:style-name="P430">Obtener el dni cuya numeración sea la<text:s/>más<text:s/>alta de todos los clientes de “Madrid”.</text:p>
        </text:list-item>
      </text:list>
      <text:p text:style-name="P431"/>
      <text:list text:style-name="WWNum1" text:continue-numbering="true">
        <text:list-item>
          <text:p text:style-name="P432">Obtener el dni con <text:s/>numeración <text:s/>más<text:s/>baja de todos los clientes que han comprado un<text:s/>coche “Blanco”.</text:p>
        </text:list-item>
      </text:list>
      <text:p text:style-name="P433"/>
      <text:list text:style-name="WWNum1" text:continue-numbering="true">
        <text:list-item>
          <text:p text:style-name="P434">Obtener el cif<text:s/>de todos los concesionarios cuyo<text:s/>número<text:s/>de coches en stock<text:s/>(para distribuir)<text:s/>no es nulo.</text:p>
        </text:list-item>
      </text:list>
      <text:p text:style-name="P435"/>
      <text:list text:style-name="WWNum1" text:continue-numbering="true">
        <text:list-item>
          <text:p text:style-name="P436">Obtener el cif<text:s/>y el nombre de las marcas <text:s/>de coches cuya segunda letra de nombre de la ciudad de origen sea una “i”.</text:p>
        </text:list-item>
      </text:list>
      <text:p text:style-name="P437"/>
      <text:list text:style-name="WWNum1" text:continue-numbering="true">
        <text:list-item>
          <text:p text:style-name="P438">Obtener el dni de los clientes<text:s/>(sin repetidos)<text:s/>que han comprado algún coche a un concesionario de “Madrid”.</text:p>
        </text:list-item>
      </text:list>
      <text:p text:style-name="P439"/>
      <text:list text:style-name="WWNum1" text:continue-numbering="true">
        <text:list-item>
          <text:p text:style-name="P440">Obtener el color de los coches vendidos por el concesionario “Fercar”.</text:p>
        </text:list-item>
      </text:list>
      <text:p text:style-name="P441"/>
      <text:list text:style-name="WWNum1" text:continue-numbering="true">
        <text:list-item>
          <text:p text:style-name="P442"><text:span text:style-name="T443">Obtener el cod</text:span><text:span text:style-name="T444"><text:s/>de los coches vendidos por algún concesionario de “Madrid”</text:span><text:span text:style-name="T445">.</text:span></text:p>
        </text:list-item>
      </text:list>
      <text:p text:style-name="P446"/>
      <text:list text:style-name="WWNum1" text:continue-numbering="true">
        <text:list-item>
          <text:p text:style-name="P447">Obtener el nombre y el modelo de los coches vendidos por algún concesionario de “Barcelona”.</text:p>
        </text:list-item>
      </text:list>
      <text:p text:style-name="P448"/>
      <text:list text:style-name="WWNum1" text:continue-numbering="true">
        <text:list-item>
          <text:p text:style-name="P449">Obtener los nombres de los clientes que hayan adquirido algún coche<text:s/>del concesionario “Motor Sport”.</text:p>
        </text:list-item>
      </text:list>
      <text:p text:style-name="P450"/>
      <text:list text:style-name="WWNum1" text:continue-numbering="true">
        <text:list-item>
          <text:p text:style-name="P451">Obtener el nombre y el apellido de los clientes cuyo número de dni es menor que el del cliente “Alvaro Pérez”.</text:p>
        </text:list-item>
      </text:list>
      <text:p text:style-name="P452"/>
      <text:p text:style-name="P453"/>
      <text:list text:style-name="WWNum1" text:continue-numbering="true">
        <text:list-item>
          <text:p text:style-name="P454">Obtener el dni de los clientes<text:s/>cuya ciudad sea la última de la lista alfabética de las ciudades donde hay concesionarios.</text:p>
        </text:list-item>
      </text:list>
      <text:p text:style-name="P455"/>
      <text:list text:style-name="WWNum1" text:continue-numbering="true">
        <text:list-item>
          <text:p text:style-name="P456"><text:span text:style-name="T457">Obtener la media de<text:s/></text:span><text:span text:style-name="T458">l</text:span><text:span text:style-name="T459">os automóviles que cada concesionario tiene actualmente en stock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" style:display-name="Default" style:family="paragraph">
      <style:text-properties style:font-name="Times New Roman" fo:color="#000000" fo:hyphenate="false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rina Fornes Giner</meta:initial-creator>
    <dc:creator>Marina Fornes Giner</dc:creator>
    <meta:creation-date>2019-01-28T09:40:00Z</meta:creation-date>
    <dc:date>2019-02-19T14:16:00Z</dc:date>
    <meta:print-date>2019-02-07T16:39:00Z</meta:print-date>
    <meta:template xlink:href="Normal" xlink:type="simple"/>
    <meta:editing-cycles>28</meta:editing-cycles>
    <meta:editing-duration>PT12240S</meta:editing-duration>
    <meta:document-statistic meta:page-count="6" meta:paragraph-count="21" meta:word-count="1651" meta:character-count="10715" meta:row-count="75" meta:non-whitespace-character-count="9085"/>
  </office:meta>
</office:document-meta>
</file>